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ground-color :<text:span text:style-name="T1">#ffffff</text:span> WHITE</text:p>
      <text:p text:style-name="Standard"/>
      <text:p text:style-name="Standard">second color :#1a1a1a <text:s/>BLACK </text:p>
      <text:p text:style-name="Standard"/>
      <text:p text:style-name="Standard">third color : #f2f2f2 WHITE -GREY</text:p>
      <text:p text:style-name="Standard"/>
      <text:p text:style-name="Standard">format partenaires : 250x120</text:p>
      <text:p text:style-name="Standard"/>
      <text:p text:style-name="Standard"/>
      <text:p text:style-name="Standard"><text:span text:style-name="Strong_20_Emphasis">Bowlby One</text:span> </text:p>
      <text:p text:style-name="Standard"/>
      <text:p text:style-name="Standard"/>
      <text:p text:style-name="Standard">A FAIRE :</text:p>
      <text:list xml:id="list7525452452454131634" text:style-name="L1">
        <text:list-item>
          <text:p text:style-name="P1">Target Blank pour les avis !!!! ( a voir si on supprime le lien vers groupon)</text:p>
        </text:list-item>
        <text:list-item>
          <text:p text:style-name="P1">Page 404 !</text:p>
        </text:list-item>
        <text:list-item>
          <text:p text:style-name="P1">.htaccess</text:p>
        </text:list-item>
        <text:list-item>
          <text:p text:style-name="P1">Home : page rejoindre / conditions générales / liens vers les autres pages non fait a ce jour</text:p>
        </text:list-item>
        <text:list-item>
          <text:p text:style-name="P1">vidéo a inclure dans une p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20H10M16S</meta:editing-duration>
    <meta:editing-cycles>7</meta:editing-cycles>
    <meta:generator>OpenOffice/4.1.1$Win32 OpenOffice.org_project/411m6$Build-9775</meta:generator>
    <dc:date>2016-01-05T12:18:41.12</dc:date>
    <dc:creator>Raphael Mimran</dc:creator>
    <meta:document-statistic meta:table-count="0" meta:image-count="0" meta:object-count="0" meta:page-count="1" meta:paragraph-count="11" meta:word-count="71" meta:character-count="365"/>
    <meta:user-defined meta:name="Info 1"/>
    <meta:user-defined meta:name="Info 2"/>
    <meta:user-defined meta:name="Info 3"/>
    <meta:user-defined meta:name="Info 4"/>
  </office:meta>
</office:document-meta>
</file>